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bold" fo:font-family="Consolas" style:font-family-asian="Consolas" style:font-family-complex="Consolas" fo:background-color="#e8f2fe" fo:color="#800000"/>
    </style:style>
    <style:style style:name="T4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5" style:family="text">
      <style:text-properties fo:font-size="10.00pt" fo:font-weight="bold" fo:font-family="Consolas" style:font-family-asian="Consolas" style:font-family-complex="Consolas" fo:background-color="#e8f2fe" fo:color="#800000"/>
    </style:style>
    <style:style style:name="T6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0.00pt" fo:font-weight="bold" fo:font-family="Consolas" style:font-family-asian="Consolas" style:font-family-complex="Consolas" fo:background-color="#e8f2fe" fo:color="#800000"/>
    </style:style>
    <style:style style:name="T10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11" style:family="text">
      <style:text-properties fo:font-size="10.00pt" fo:font-weight="normal" fo:font-family="Consolas" style:font-family-asian="Consolas" style:font-family-complex="Consolas" fo:background-color="#e8f2fe" fo:color="#000080"/>
    </style:style>
    <style:style style:name="T12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13" style:family="text">
      <style:text-properties fo:font-size="10.00pt" fo:font-weight="bold" fo:font-family="Consolas" style:font-family-asian="Consolas" style:font-family-complex="Consolas" fo:background-color="#e8f2fe" fo:color="#800000"/>
    </style:style>
    <style:style style:name="T14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bold" fo:font-family="Consolas" style:font-family-asian="Consolas" style:font-family-complex="Consolas" fo:background-color="#e8f2fe" fo:color="#800000"/>
    </style:style>
    <style:style style:name="T18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19" style:family="text">
      <style:text-properties fo:font-size="10.00pt" fo:font-weight="bold" fo:font-family="Consolas" style:font-family-asian="Consolas" style:font-family-complex="Consolas" fo:background-color="#e8f2fe" fo:color="#800000"/>
    </style:style>
    <style:style style:name="T20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bold" fo:font-family="Consolas" style:font-family-asian="Consolas" style:font-family-complex="Consolas" fo:background-color="#e8f2fe" fo:color="#800000"/>
    </style:style>
    <style:style style:name="T24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25" style:family="text">
      <style:text-properties fo:font-size="10.00pt" fo:font-weight="normal" fo:font-family="Consolas" style:font-family-asian="Consolas" style:font-family-complex="Consolas" fo:background-color="#e8f2fe" fo:color="#000080"/>
    </style:style>
    <style:style style:name="T26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27" style:family="text">
      <style:text-properties fo:font-size="10.00pt" fo:font-weight="bold" fo:font-family="Consolas" style:font-family-asian="Consolas" style:font-family-complex="Consolas" fo:background-color="#e8f2fe" fo:color="#800000"/>
    </style:style>
    <style:style style:name="T28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bold" fo:font-family="Consolas" style:font-family-asian="Consolas" style:font-family-complex="Consolas" fo:background-color="#e8f2fe" fo:color="#800000"/>
    </style:style>
    <style:style style:name="T32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33" style:family="text">
      <style:text-properties fo:font-size="10.00pt" fo:font-weight="bold" fo:font-family="Consolas" style:font-family-asian="Consolas" style:font-family-complex="Consolas" fo:background-color="#e8f2fe" fo:color="#800000"/>
    </style:style>
    <style:style style:name="T34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0.00pt" fo:font-weight="bold" fo:font-family="Consolas" style:font-family-asian="Consolas" style:font-family-complex="Consolas" fo:background-color="#e8f2fe" fo:color="#800000"/>
    </style:style>
    <style:style style:name="T38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39" style:family="text">
      <style:text-properties fo:font-size="10.00pt" fo:font-weight="bold" fo:font-family="Consolas" style:font-family-asian="Consolas" style:font-family-complex="Consolas" fo:background-color="#e8f2fe" fo:color="#000080"/>
    </style:style>
    <style:style style:name="T40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41" style:family="text">
      <style:text-properties fo:font-size="10.00pt" fo:font-weight="bold" fo:font-family="Consolas" style:font-family-asian="Consolas" style:font-family-complex="Consolas" fo:background-color="#e8f2fe" fo:color="#800000"/>
    </style:style>
    <style:style style:name="T42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bold" fo:font-family="Consolas" style:font-family-asian="Consolas" style:font-family-complex="Consolas" fo:background-color="#e8f2fe" fo:color="#800000"/>
    </style:style>
    <style:style style:name="T46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47" style:family="text">
      <style:text-properties fo:font-size="10.00pt" fo:font-weight="bold" fo:font-family="Consolas" style:font-family-asian="Consolas" style:font-family-complex="Consolas" fo:background-color="#e8f2fe" fo:color="#000080"/>
    </style:style>
    <style:style style:name="T48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49" style:family="text">
      <style:text-properties fo:font-size="10.00pt" fo:font-weight="bold" fo:font-family="Consolas" style:font-family-asian="Consolas" style:font-family-complex="Consolas" fo:background-color="#e8f2fe" fo:color="#800000"/>
    </style:style>
    <style:style style:name="T50" style:family="text">
      <style:text-properties fo:font-size="10.00pt" fo:font-weight="normal" fo:font-family="Consolas" style:font-family-asian="Consolas" style:font-family-complex="Consolas" fo:background-color="#e8f2fe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5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7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5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59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2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4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6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8" style:family="text">
      <style:text-properties fo:font-size="10.00pt" fo:font-weight="normal" fo:font-family="Consolas" style:font-family-asian="Consolas" style:font-family-complex="Consolas" fo:background-color="transparent" fo:color="#008000"/>
    </style:style>
    <style:style style:name="T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6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9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1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3" style:family="text">
      <style:text-properties fo:font-size="10.00pt" fo:font-weight="normal" fo:font-family="Consolas" style:font-family-asian="Consolas" style:font-family-complex="Consolas" fo:background-color="transparent" fo:color="#008000"/>
    </style:style>
    <style:style style:name="T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9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1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9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94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6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98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0" style:family="text">
      <style:text-properties fo:font-size="10.00pt" fo:font-weight="normal" fo:font-family="Consolas" style:font-family-asian="Consolas" style:font-family-complex="Consolas" fo:background-color="transparent" fo:color="#008000"/>
    </style:style>
    <style:style style:name="T101" style:family="text">
      <style:text-properties fo:font-size="10.00pt" fo:font-weight="normal" fo:font-family="Consolas" style:font-family-asian="Consolas" style:font-family-complex="Consolas" fo:background-color="transparent" fo:color="#008000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1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7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1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9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1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12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1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4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1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6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1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18" style:family="text">
      <style:text-properties fo:font-size="10.00pt" fo:font-weight="normal" fo:font-family="Consolas" style:font-family-asian="Consolas" style:font-family-complex="Consolas" fo:background-color="transparent" fo:color="#008000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12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3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12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5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1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2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8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1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0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1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2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1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4" style:family="text">
      <style:text-properties fo:font-size="10.00pt" fo:font-weight="normal" fo:font-family="Consolas" style:font-family-asian="Consolas" style:font-family-complex="Consolas" fo:background-color="transparent" fo:color="#008000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13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39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14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1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14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44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14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6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14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48" style:family="text">
      <style:text-properties fo:font-size="10.00pt" fo:font-weight="normal" fo:font-family="Consolas" style:font-family-asian="Consolas" style:font-family-complex="Consolas" fo:background-color="transparent" fo:color="#008000"/>
    </style:style>
    <style:style style:name="T1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1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4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15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6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15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58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15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61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1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3" style:family="text">
      <style:text-properties fo:font-size="10.00pt" fo:font-weight="normal" fo:font-family="Consolas" style:font-family-asian="Consolas" style:font-family-complex="Consolas" fo:background-color="transparent" fo:color="#008000"/>
    </style:style>
    <style:style style:name="T1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5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16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7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1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69" style:family="text">
      <style:text-properties fo:font-size="10.00pt" fo:font-weight="normal" fo:font-family="Consolas" style:font-family-asian="Consolas" style:font-family-complex="Consolas" fo:background-color="transparent" fo:color="#008000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1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4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1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6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1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7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79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18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1" style:family="text">
      <style:text-properties fo:font-size="10.00pt" fo:font-weight="normal" fo:font-family="Consolas" style:font-family-asian="Consolas" style:font-family-complex="Consolas" fo:background-color="transparent" fo:color="#008000"/>
    </style:style>
    <style:style style:name="T18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3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1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5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18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7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1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89" style:family="text">
      <style:text-properties fo:font-size="10.00pt" fo:font-weight="normal" fo:font-family="Consolas" style:font-family-asian="Consolas" style:font-family-complex="Consolas" fo:background-color="transparent" fo:color="#008000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1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4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19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6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1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9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99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20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1" style:family="text">
      <style:text-properties fo:font-size="10.00pt" fo:font-weight="normal" fo:font-family="Consolas" style:font-family-asian="Consolas" style:font-family-complex="Consolas" fo:background-color="transparent" fo:color="#008000"/>
    </style:style>
    <style:style style:name="T20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3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2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5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20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7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2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09" style:family="text">
      <style:text-properties fo:font-size="10.00pt" fo:font-weight="normal" fo:font-family="Consolas" style:font-family-asian="Consolas" style:font-family-complex="Consolas" fo:background-color="transparent" fo:color="#008000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2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4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21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6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21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18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19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22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1" style:family="text">
      <style:text-properties fo:font-size="10.00pt" fo:font-weight="normal" fo:font-family="Consolas" style:font-family-asian="Consolas" style:font-family-complex="Consolas" fo:background-color="transparent" fo:color="#008000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2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6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22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28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22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31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2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3" style:family="text">
      <style:text-properties fo:font-size="10.00pt" fo:font-weight="normal" fo:font-family="Consolas" style:font-family-asian="Consolas" style:font-family-complex="Consolas" fo:background-color="transparent" fo:color="#008000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2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38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2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0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2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43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24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45" style:family="text">
      <style:text-properties fo:font-size="10.00pt" fo:font-weight="normal" fo:font-family="Consolas" style:font-family-asian="Consolas" style:font-family-complex="Consolas" fo:background-color="transparent" fo:color="#008000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24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0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25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2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25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55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2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57" style:family="text">
      <style:text-properties fo:font-size="10.00pt" fo:font-weight="normal" fo:font-family="Consolas" style:font-family-asian="Consolas" style:font-family-complex="Consolas" fo:background-color="transparent" fo:color="#008000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26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2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26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4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26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67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26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69" style:family="text">
      <style:text-properties fo:font-size="10.00pt" fo:font-weight="normal" fo:font-family="Consolas" style:font-family-asian="Consolas" style:font-family-complex="Consolas" fo:background-color="transparent" fo:color="#0000ff"/>
    </style:style>
    <style:style style:name="T27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1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27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3" style:family="text">
      <style:text-properties fo:font-size="10.00pt" fo:font-weight="normal" fo:font-family="Consolas" style:font-family-asian="Consolas" style:font-family-complex="Consolas" fo:background-color="transparent" fo:color="#0000ff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27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78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2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0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2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83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2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85" style:family="text">
      <style:text-properties fo:font-size="10.00pt" fo:font-weight="normal" fo:font-family="Consolas" style:font-family-asian="Consolas" style:font-family-complex="Consolas" fo:background-color="transparent" fo:color="#0000ff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28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0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29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2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2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295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29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297" style:family="text">
      <style:text-properties fo:font-size="10.00pt" fo:font-weight="normal" fo:font-family="Consolas" style:font-family-asian="Consolas" style:font-family-complex="Consolas" fo:background-color="transparent" fo:color="#0000ff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3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2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30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4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30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07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3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09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3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1" style:family="text">
      <style:text-properties fo:font-size="10.00pt" fo:font-weight="normal" fo:font-family="Consolas" style:font-family-asian="Consolas" style:font-family-complex="Consolas" fo:background-color="transparent" fo:color="#0000ff"/>
    </style:style>
    <style:style style:name="T31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3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31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15" style:family="text">
      <style:text-properties fo:font-size="10.00pt" fo:font-weight="normal" fo:font-family="Consolas" style:font-family-asian="Consolas" style:font-family-complex="Consolas" fo:background-color="transparent" fo:color="#0000ff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31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0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32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2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3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25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32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7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3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29" style:family="text">
      <style:text-properties fo:font-size="10.00pt" fo:font-weight="normal" fo:font-family="Consolas" style:font-family-asian="Consolas" style:font-family-complex="Consolas" fo:background-color="transparent" fo:color="#0000ff"/>
    </style:style>
    <style:style style:name="T33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1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33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3" style:family="text">
      <style:text-properties fo:font-size="10.00pt" fo:font-weight="normal" fo:font-family="Consolas" style:font-family-asian="Consolas" style:font-family-complex="Consolas" fo:background-color="transparent" fo:color="#0000ff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33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38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33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0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34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2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34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45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34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7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34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49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35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51" style:family="text">
      <style:text-properties fo:font-size="10.00pt" fo:font-weight="normal" fo:font-family="Consolas" style:font-family-asian="Consolas" style:font-family-complex="Consolas" fo:background-color="transparent" fo:color="#008000"/>
    </style:style>
    <style:style style:name="T35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53" style:family="text">
      <style:text-properties fo:font-size="10.00pt" fo:font-weight="normal" fo:font-family="Consolas" style:font-family-asian="Consolas" style:font-family-complex="Consolas" fo:background-color="transparent" fo:color="#008000"/>
    </style:style>
    <style:style style:name="T35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55" style:family="text">
      <style:text-properties fo:font-size="10.00pt" fo:font-weight="normal" fo:font-family="Consolas" style:font-family-asian="Consolas" style:font-family-complex="Consolas" fo:background-color="transparent" fo:color="#008000"/>
    </style:style>
    <style:style style:name="T35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36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1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3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3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36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66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36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68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36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70" style:family="text">
      <style:text-properties fo:font-size="10.00pt" fo:font-weight="normal" fo:font-family="Consolas" style:font-family-asian="Consolas" style:font-family-complex="Consolas" fo:background-color="transparent" fo:color="#008000"/>
    </style:style>
    <style:style style:name="T3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72" style:family="text">
      <style:text-properties fo:font-size="10.00pt" fo:font-weight="normal" fo:font-family="Consolas" style:font-family-asian="Consolas" style:font-family-complex="Consolas" fo:background-color="transparent" fo:color="#008000"/>
    </style:style>
    <style:style style:name="T3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74" style:family="text">
      <style:text-properties fo:font-size="10.00pt" fo:font-weight="normal" fo:font-family="Consolas" style:font-family-asian="Consolas" style:font-family-complex="Consolas" fo:background-color="transparent" fo:color="#008000"/>
    </style:style>
    <style:style style:name="T37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37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0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38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83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38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38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89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39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9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92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39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39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398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39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0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40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03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404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40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09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410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1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12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41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1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15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416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17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41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19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42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4" style:family="text">
      <style:text-properties fo:font-size="10.00pt" fo:font-weight="bold" fo:font-family="Consolas" style:font-family-asian="Consolas" style:font-family-complex="Consolas" fo:background-color="transparent" fo:color="#000080"/>
    </style:style>
    <style:style style:name="T42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6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27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428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2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30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43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32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43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434" style:family="text">
      <style:text-properties fo:font-size="10.00pt" fo:font-weight="bold" fo:font-family="Consolas" style:font-family-asian="Consolas" style:font-family-complex="Consolas" fo:background-color="transparent" fo:color="#800000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<text:s/></text:span><text:span text:style-name="T2">Вывести все поля и все строки.</text:span></text:p>
      <text:p text:style-name="P1"><text:span text:style-name="T3">select</text:span><text:span text:style-name="T4"><text:s/>*<text:s/></text:span><text:span text:style-name="T5">from</text:span><text:span text:style-name="T6"><text:s/>students<text:s/></text:span><text:span text:style-name="T7"/></text:p>
      <text:p text:style-name="P1"><text:span text:style-name="T7"><text:s/>2.<text:s/></text:span><text:span text:style-name="T8">Вывести всех студентов в таблице</text:span></text:p>
      <text:p text:style-name="P1"><text:span text:style-name="T9">select</text:span><text:span text:style-name="T10"><text:s/></text:span><text:span text:style-name="T11">name</text:span><text:span text:style-name="T12"><text:s/></text:span><text:span text:style-name="T13">from</text:span><text:span text:style-name="T14"><text:s/>students<text:s/></text:span><text:span text:style-name="T15"/></text:p>
      <text:p text:style-name="P1"><text:span text:style-name="T15"><text:s/>3.<text:s/></text:span><text:span text:style-name="T16">Вывести только Id пользователей</text:span></text:p>
      <text:p text:style-name="P1"><text:span text:style-name="T17">select</text:span><text:span text:style-name="T18"><text:s/>id<text:s/></text:span><text:span text:style-name="T19">from</text:span><text:span text:style-name="T20"><text:s/>students<text:s/></text:span><text:span text:style-name="T21"/></text:p>
      <text:p text:style-name="P1"><text:span text:style-name="T21"><text:s/>4.<text:s/></text:span><text:span text:style-name="T22">Вывести только имя пользователей</text:span></text:p>
      <text:p text:style-name="P1"><text:span text:style-name="T23">select</text:span><text:span text:style-name="T24"><text:s/></text:span><text:span text:style-name="T25">name</text:span><text:span text:style-name="T26"><text:s/></text:span><text:span text:style-name="T27">from</text:span><text:span text:style-name="T28"><text:s/>students<text:s/></text:span><text:span text:style-name="T29"/></text:p>
      <text:p text:style-name="P1"><text:span text:style-name="T29"><text:s/>5.<text:s/></text:span><text:span text:style-name="T30">Вывести только email пользователей</text:span></text:p>
      <text:p text:style-name="P1"><text:span text:style-name="T31">select</text:span><text:span text:style-name="T32"><text:s/>email<text:s/></text:span><text:span text:style-name="T33">from</text:span><text:span text:style-name="T34"><text:s/>students<text:s/></text:span><text:span text:style-name="T35"/></text:p>
      <text:p text:style-name="P1"><text:span text:style-name="T35"><text:s/>6.<text:s/></text:span><text:span text:style-name="T36">Вывести имя и email пользователей</text:span></text:p>
      <text:p text:style-name="P1"><text:span text:style-name="T37">select</text:span><text:span text:style-name="T38"><text:s/></text:span><text:span text:style-name="T39">name</text:span><text:span text:style-name="T40">, email<text:s/></text:span><text:span text:style-name="T41">from</text:span><text:span text:style-name="T42"><text:s/>students<text:s/></text:span><text:span text:style-name="T43"/></text:p>
      <text:p text:style-name="P1"><text:span text:style-name="T43"><text:s/>7.<text:s/></text:span><text:span text:style-name="T44">Вывести id, имя, email и дату создания пользователей</text:span></text:p>
      <text:p text:style-name="P1"><text:span text:style-name="T45">select</text:span><text:span text:style-name="T46"><text:s/>id,<text:s/></text:span><text:span text:style-name="T47">name</text:span><text:span text:style-name="T48">, email, created_on<text:s/></text:span><text:span text:style-name="T49">from</text:span><text:span text:style-name="T50"><text:s/>students</text:span><text:span text:style-name="T51"/></text:p>
      <text:p text:style-name="P1"><text:span text:style-name="T51"><text:s/>8.<text:s/></text:span><text:span text:style-name="T52">Вывести пользователей где password 12333</text:span></text:p>
      <text:p text:style-name="P1"><text:span text:style-name="T53">select</text:span><text:span text:style-name="T54"><text:s/></text:span><text:span text:style-name="T55">name</text:span><text:span text:style-name="T56">,<text:s/></text:span><text:span text:style-name="T57">password</text:span><text:span text:style-name="T58"><text:s/></text:span><text:span text:style-name="T59">from</text:span><text:span text:style-name="T60"><text:s/>students</text:span><text:span text:style-name="T61"/></text:p>
      <text:p text:style-name="P1"><text:span text:style-name="T62">where</text:span><text:span text:style-name="T63"><text:s/></text:span><text:span text:style-name="T64">password</text:span><text:span text:style-name="T65"><text:s/></text:span><text:span text:style-name="T66">in</text:span><text:span text:style-name="T67"><text:s/>(</text:span><text:span text:style-name="T68">'12333'</text:span><text:span text:style-name="T69">)</text:span><text:span text:style-name="T70"/></text:p>
      <text:p text:style-name="P1"><text:span text:style-name="T70"><text:s/>9.<text:s/></text:span><text:span text:style-name="T71">Вывести пользователей которые были созданы 2021-03-26 00:00:00</text:span></text:p>
      <text:p text:style-name="P1"><text:span text:style-name="T72">select</text:span><text:span text:style-name="T73"><text:s/></text:span><text:span text:style-name="T74">name</text:span><text:span text:style-name="T75">, created_on<text:s/></text:span><text:span text:style-name="T76">from</text:span><text:span text:style-name="T77"><text:s/>students</text:span><text:span text:style-name="T78"/></text:p>
      <text:p text:style-name="P1"><text:span text:style-name="T79">where</text:span><text:span text:style-name="T80"><text:s/>created_on<text:s/></text:span><text:span text:style-name="T81">in</text:span><text:span text:style-name="T82"><text:s/>(</text:span><text:span text:style-name="T83">'2021-03-26 00:00:00'</text:span><text:span text:style-name="T84">)</text:span><text:span text:style-name="T85"/></text:p>
      <text:p text:style-name="P1"><text:span text:style-name="T85"><text:s/>10.<text:s/></text:span><text:span text:style-name="T86">Вывести пользователей где в имени есть слово Анна</text:span></text:p>
      <text:p text:style-name="P1"><text:span text:style-name="T87">select</text:span><text:span text:style-name="T88"><text:s/></text:span><text:span text:style-name="T89">name</text:span><text:span text:style-name="T90"><text:s/></text:span><text:span text:style-name="T91">from</text:span><text:span text:style-name="T92"><text:s/>students</text:span><text:span text:style-name="T93"/></text:p>
      <text:p text:style-name="P1"><text:span text:style-name="T94">where</text:span><text:span text:style-name="T95"><text:s/></text:span><text:span text:style-name="T96">name</text:span><text:span text:style-name="T97"><text:s/></text:span><text:span text:style-name="T98">like</text:span><text:span text:style-name="T99"><text:s/></text:span><text:span text:style-name="T100">'%</text:span><text:span text:style-name="T101">Анна%'</text:span><text:span text:style-name="T102"/></text:p>
      <text:p text:style-name="P1"><text:span text:style-name="T103"><text:s/>11.<text:s/></text:span><text:span text:style-name="T104">Вывести пользователей где в имени в конце есть 8</text:span></text:p>
      <text:p text:style-name="P1"><text:span text:style-name="T105">select</text:span><text:span text:style-name="T106"><text:s/></text:span><text:span text:style-name="T107">name</text:span><text:span text:style-name="T108"><text:s/></text:span><text:span text:style-name="T109">from</text:span><text:span text:style-name="T110"><text:s/>students</text:span><text:span text:style-name="T111"/></text:p>
      <text:p text:style-name="P1"><text:span text:style-name="T112">where</text:span><text:span text:style-name="T113"><text:s/></text:span><text:span text:style-name="T114">name</text:span><text:span text:style-name="T115"><text:s/></text:span><text:span text:style-name="T116">like</text:span><text:span text:style-name="T117"><text:s/></text:span><text:span text:style-name="T118">'%8'</text:span><text:span text:style-name="T119"/></text:p>
      <text:p text:style-name="P1"><text:span text:style-name="T119"><text:s/>12.<text:s/></text:span><text:span text:style-name="T120">Вывести пользователей где в имени в есть буква а</text:span></text:p>
      <text:p text:style-name="P1"><text:span text:style-name="T121">select</text:span><text:span text:style-name="T122"><text:s/></text:span><text:span text:style-name="T123">name</text:span><text:span text:style-name="T124"><text:s/></text:span><text:span text:style-name="T125">from</text:span><text:span text:style-name="T126"><text:s/>students</text:span><text:span text:style-name="T127"/></text:p>
      <text:p text:style-name="P1"><text:span text:style-name="T128">where</text:span><text:span text:style-name="T129"><text:s/></text:span><text:span text:style-name="T130">name</text:span><text:span text:style-name="T131"><text:s/></text:span><text:span text:style-name="T132">like</text:span><text:span text:style-name="T133"><text:s/></text:span><text:span text:style-name="T134">'%a%'</text:span><text:span text:style-name="T135"/></text:p>
      <text:p text:style-name="P1"><text:span text:style-name="T135"><text:s/>13.<text:s/></text:span><text:span text:style-name="T136">Вывести пользователей которые были созданы 2021-07-12 00:00:00</text:span></text:p>
      <text:p text:style-name="P1"><text:span text:style-name="T137">select</text:span><text:span text:style-name="T138"><text:s/></text:span><text:span text:style-name="T139">name</text:span><text:span text:style-name="T140">, created_on<text:s/></text:span><text:span text:style-name="T141">from</text:span><text:span text:style-name="T142"><text:s/>students</text:span><text:span text:style-name="T143"/></text:p>
      <text:p text:style-name="P1"><text:span text:style-name="T144">where</text:span><text:span text:style-name="T145"><text:s/>created_on<text:s/></text:span><text:span text:style-name="T146">in</text:span><text:span text:style-name="T147"><text:s/>(</text:span><text:span text:style-name="T148">'2021-07-12 00:00:00'</text:span><text:span text:style-name="T149">)</text:span><text:span text:style-name="T150"/></text:p>
      <text:p text:style-name="P1"><text:span text:style-name="T150"><text:s/>14.<text:s/></text:span><text:span text:style-name="T151">Вывести пользователей которые были созданы 2021-07-12 00:00:00 и имеют пароль 1m313</text:span></text:p>
      <text:p text:style-name="P1"><text:span text:style-name="T152">select</text:span><text:span text:style-name="T153"><text:s/></text:span><text:span text:style-name="T154">name</text:span><text:span text:style-name="T155">, created_on,<text:s/></text:span><text:span text:style-name="T156">password</text:span><text:span text:style-name="T157"><text:s/></text:span><text:span text:style-name="T158">from</text:span><text:span text:style-name="T159"><text:s/>students<text:s/></text:span><text:span text:style-name="T160"/></text:p>
      <text:p text:style-name="P1"><text:span text:style-name="T161">where</text:span><text:span text:style-name="T162"><text:s/>created_on=<text:s/></text:span><text:span text:style-name="T163">'2021-07-12 00:00:00 '</text:span><text:span text:style-name="T164"><text:s/></text:span><text:span text:style-name="T165">and</text:span><text:span text:style-name="T166"><text:s/></text:span><text:span text:style-name="T167">password</text:span><text:span text:style-name="T168">=<text:s/></text:span><text:span text:style-name="T169">'1m313'</text:span><text:span text:style-name="T170"/></text:p>
      <text:p text:style-name="P1"><text:span text:style-name="T170"><text:s/>15.<text:s/></text:span><text:span text:style-name="T171">Вывести пользователей которые были созданы 2021-07-12 00:00:00 и у которых в имени есть слово Andrey</text:span></text:p>
      <text:p text:style-name="P1"><text:span text:style-name="T172">select</text:span><text:span text:style-name="T173"><text:s/></text:span><text:span text:style-name="T174">name</text:span><text:span text:style-name="T175">, created_on<text:s/></text:span><text:span text:style-name="T176">from</text:span><text:span text:style-name="T177"><text:s/>students<text:s/></text:span><text:span text:style-name="T178"/></text:p>
      <text:p text:style-name="P1"><text:span text:style-name="T179">where</text:span><text:span text:style-name="T180"><text:s/>created_on=<text:s/></text:span><text:span text:style-name="T181">'2021-07-12 00:00:00 '</text:span><text:span text:style-name="T182"><text:s/></text:span><text:span text:style-name="T183">and</text:span><text:span text:style-name="T184"><text:s/></text:span><text:span text:style-name="T185">name</text:span><text:span text:style-name="T186"><text:s/></text:span><text:span text:style-name="T187">like</text:span><text:span text:style-name="T188"><text:s text:c="2"/></text:span><text:span text:style-name="T189">'%Andrey%'</text:span><text:span text:style-name="T190"/></text:p>
      <text:p text:style-name="P1"><text:span text:style-name="T190"><text:s/>16.<text:s/></text:span><text:span text:style-name="T191">Вывести пользователей которые были созданы 2021-07-12 00:00:00 и у которых в имени есть цифра 8</text:span></text:p>
      <text:p text:style-name="P1"><text:span text:style-name="T192">select</text:span><text:span text:style-name="T193"><text:s/></text:span><text:span text:style-name="T194">name</text:span><text:span text:style-name="T195">, created_on<text:s/></text:span><text:span text:style-name="T196">from</text:span><text:span text:style-name="T197"><text:s/>students<text:s/></text:span><text:span text:style-name="T198"/></text:p>
      <text:p text:style-name="P1"><text:span text:style-name="T199">where</text:span><text:span text:style-name="T200"><text:s/>created_on=<text:s/></text:span><text:span text:style-name="T201">'2021-07-12 00:00:00 '</text:span><text:span text:style-name="T202"><text:s/></text:span><text:span text:style-name="T203">and</text:span><text:span text:style-name="T204"><text:s/></text:span><text:span text:style-name="T205">name</text:span><text:span text:style-name="T206"><text:s/></text:span><text:span text:style-name="T207">like</text:span><text:span text:style-name="T208"><text:s text:c="2"/></text:span><text:span text:style-name="T209">'%8%'</text:span><text:span text:style-name="T210"/></text:p>
      <text:p text:style-name="P1"><text:span text:style-name="T210"><text:s/>17.<text:s/></text:span><text:span text:style-name="T211">Вывести пользователя у которых id равен 10</text:span></text:p>
      <text:p text:style-name="P1"><text:span text:style-name="T212">select</text:span><text:span text:style-name="T213"><text:s/>id,<text:s/></text:span><text:span text:style-name="T214">name</text:span><text:span text:style-name="T215"><text:s/></text:span><text:span text:style-name="T216">from</text:span><text:span text:style-name="T217"><text:s/>students<text:s/></text:span><text:span text:style-name="T218"/></text:p>
      <text:p text:style-name="P1"><text:span text:style-name="T219">where</text:span><text:span text:style-name="T220"><text:s/>id=<text:s/></text:span><text:span text:style-name="T221">'10'</text:span><text:span text:style-name="T222"/></text:p>
      <text:p text:style-name="P1"><text:span text:style-name="T222"><text:s/>18.<text:s/></text:span><text:span text:style-name="T223">Вывести пользователя у которых id равен 53</text:span></text:p>
      <text:p text:style-name="P1"><text:span text:style-name="T224">select</text:span><text:span text:style-name="T225"><text:s/>id,<text:s/></text:span><text:span text:style-name="T226">name</text:span><text:span text:style-name="T227"><text:s/></text:span><text:span text:style-name="T228">from</text:span><text:span text:style-name="T229"><text:s/>students<text:s/></text:span><text:span text:style-name="T230"/></text:p>
      <text:p text:style-name="P1"><text:span text:style-name="T231">where</text:span><text:span text:style-name="T232"><text:s/>id=<text:s/></text:span><text:span text:style-name="T233">'53'</text:span><text:span text:style-name="T234"/></text:p>
      <text:p text:style-name="P1"><text:span text:style-name="T234"><text:s/>19.<text:s/></text:span><text:span text:style-name="T235">Вывести пользователя у которых id больше 40</text:span></text:p>
      <text:p text:style-name="P1"><text:span text:style-name="T236">select</text:span><text:span text:style-name="T237"><text:s/>id,<text:s/></text:span><text:span text:style-name="T238">name</text:span><text:span text:style-name="T239"><text:s/></text:span><text:span text:style-name="T240">from</text:span><text:span text:style-name="T241"><text:s/>students<text:s/></text:span><text:span text:style-name="T242"/></text:p>
      <text:p text:style-name="P1"><text:span text:style-name="T243">where</text:span><text:span text:style-name="T244"><text:s/>id&gt;<text:s/></text:span><text:span text:style-name="T245">'40'</text:span><text:span text:style-name="T246"/></text:p>
      <text:p text:style-name="P1"><text:span text:style-name="T246"><text:s/>20.<text:s/></text:span><text:span text:style-name="T247">Вывести пользователя у которых id меньше 30</text:span></text:p>
      <text:p text:style-name="P1"><text:span text:style-name="T248">select</text:span><text:span text:style-name="T249"><text:s/>id,<text:s/></text:span><text:span text:style-name="T250">name</text:span><text:span text:style-name="T251"><text:s/></text:span><text:span text:style-name="T252">from</text:span><text:span text:style-name="T253"><text:s/>students<text:s/></text:span><text:span text:style-name="T254"/></text:p>
      <text:p text:style-name="P1"><text:span text:style-name="T255">where</text:span><text:span text:style-name="T256"><text:s/>id&lt;<text:s/></text:span><text:span text:style-name="T257">'30'</text:span><text:span text:style-name="T258"/></text:p>
      <text:p text:style-name="P1"><text:span text:style-name="T258"><text:s/>21.<text:s/></text:span><text:span text:style-name="T259">Вывести пользователя у которых id меньше 27 или больше 88</text:span></text:p>
      <text:p text:style-name="P1"><text:span text:style-name="T260">select</text:span><text:span text:style-name="T261"><text:s/>id,<text:s/></text:span><text:span text:style-name="T262">name</text:span><text:span text:style-name="T263"><text:s/></text:span><text:span text:style-name="T264">from</text:span><text:span text:style-name="T265"><text:s/>students<text:s/></text:span><text:span text:style-name="T266"/></text:p>
      <text:p text:style-name="P1"><text:span text:style-name="T267">where</text:span><text:span text:style-name="T268"><text:s/>id&lt;<text:s/></text:span><text:span text:style-name="T269">27</text:span><text:span text:style-name="T270"><text:s/></text:span><text:span text:style-name="T271">or</text:span><text:span text:style-name="T272"><text:s/>id &gt;<text:s/></text:span><text:span text:style-name="T273">88</text:span><text:span text:style-name="T274"/></text:p>
      <text:p text:style-name="P1"><text:span text:style-name="T274"><text:s/>22.<text:s/></text:span><text:span text:style-name="T275">Вывести пользователя у которых id меньше либо равно 37</text:span></text:p>
      <text:p text:style-name="P1"><text:span text:style-name="T276">select</text:span><text:span text:style-name="T277"><text:s/>id,<text:s/></text:span><text:span text:style-name="T278">name</text:span><text:span text:style-name="T279"><text:s/></text:span><text:span text:style-name="T280">from</text:span><text:span text:style-name="T281"><text:s/>students<text:s/></text:span><text:span text:style-name="T282"/></text:p>
      <text:p text:style-name="P1"><text:span text:style-name="T283">where</text:span><text:span text:style-name="T284"><text:s/>id&lt;=<text:s/></text:span><text:span text:style-name="T285">37</text:span><text:span text:style-name="T286"/></text:p>
      <text:p text:style-name="P1"><text:span text:style-name="T286"><text:s/>23.<text:s/></text:span><text:span text:style-name="T287">Вывести пользователя у которых id больше либо равно 37</text:span></text:p>
      <text:p text:style-name="P1"><text:span text:style-name="T288">select</text:span><text:span text:style-name="T289"><text:s/>id,<text:s/></text:span><text:span text:style-name="T290">name</text:span><text:span text:style-name="T291"><text:s/></text:span><text:span text:style-name="T292">from</text:span><text:span text:style-name="T293"><text:s/>students<text:s/></text:span><text:span text:style-name="T294"/></text:p>
      <text:p text:style-name="P1"><text:span text:style-name="T295">where</text:span><text:span text:style-name="T296"><text:s/>id&gt;=<text:s/></text:span><text:span text:style-name="T297">37</text:span><text:span text:style-name="T298"/></text:p>
      <text:p text:style-name="P1"><text:span text:style-name="T298"><text:s/>24.<text:s/></text:span><text:span text:style-name="T299">Вывести пользователя у которых id больше 80 но меньше 90</text:span></text:p>
      <text:p text:style-name="P1"><text:span text:style-name="T300">select</text:span><text:span text:style-name="T301"><text:s/>id,<text:s/></text:span><text:span text:style-name="T302">name</text:span><text:span text:style-name="T303"><text:s/></text:span><text:span text:style-name="T304">from</text:span><text:span text:style-name="T305"><text:s/>students<text:s/></text:span><text:span text:style-name="T306"/></text:p>
      <text:p text:style-name="P1"><text:span text:style-name="T307">where</text:span><text:span text:style-name="T308"><text:s/>id<text:s/></text:span><text:span text:style-name="T309">between</text:span><text:span text:style-name="T310"><text:s text:c="2"/></text:span><text:span text:style-name="T311">81</text:span><text:span text:style-name="T312"><text:s/></text:span><text:span text:style-name="T313">and</text:span><text:span text:style-name="T314"><text:s/></text:span><text:span text:style-name="T315">89</text:span><text:span text:style-name="T316"/></text:p>
      <text:p text:style-name="P1"><text:span text:style-name="T316"><text:s/>25.<text:s/></text:span><text:span text:style-name="T317">Вывести пользователя у которых id между 80 и 90</text:span></text:p>
      <text:p text:style-name="P1"><text:span text:style-name="T318">select</text:span><text:span text:style-name="T319"><text:s/>id,<text:s/></text:span><text:span text:style-name="T320">name</text:span><text:span text:style-name="T321"><text:s/></text:span><text:span text:style-name="T322">from</text:span><text:span text:style-name="T323"><text:s/>students<text:s/></text:span><text:span text:style-name="T324"/></text:p>
      <text:p text:style-name="P1"><text:span text:style-name="T325">where</text:span><text:span text:style-name="T326"><text:s/>id<text:s/></text:span><text:span text:style-name="T327">between</text:span><text:span text:style-name="T328"><text:s text:c="2"/></text:span><text:span text:style-name="T329">80</text:span><text:span text:style-name="T330"><text:s/></text:span><text:span text:style-name="T331">and</text:span><text:span text:style-name="T332"><text:s/></text:span><text:span text:style-name="T333">90</text:span><text:span text:style-name="T334"/></text:p>
      <text:p text:style-name="P1"><text:span text:style-name="T334"><text:s/>26.<text:s/></text:span><text:span text:style-name="T335">Вывести пользователей где password равен 12333, 1m313, 123313</text:span></text:p>
      <text:p text:style-name="P1"><text:span text:style-name="T336">select</text:span><text:span text:style-name="T337"><text:s/></text:span><text:span text:style-name="T338">password</text:span><text:span text:style-name="T339">,<text:s/></text:span><text:span text:style-name="T340">name</text:span><text:span text:style-name="T341"><text:s/></text:span><text:span text:style-name="T342">from</text:span><text:span text:style-name="T343"><text:s/>students<text:s/></text:span><text:span text:style-name="T344"/></text:p>
      <text:p text:style-name="P1"><text:span text:style-name="T345">where</text:span><text:span text:style-name="T346"><text:s/></text:span><text:span text:style-name="T347">password</text:span><text:span text:style-name="T348"><text:s/></text:span><text:span text:style-name="T349">in</text:span><text:span text:style-name="T350"><text:s/>(</text:span><text:span text:style-name="T351">'12333'</text:span><text:span text:style-name="T352">,<text:s/></text:span><text:span text:style-name="T353">'1m313'</text:span><text:span text:style-name="T354">,<text:s/></text:span><text:span text:style-name="T355">'123313'</text:span><text:span text:style-name="T356">)</text:span><text:span text:style-name="T357"/></text:p>
      <text:p text:style-name="P1"><text:span text:style-name="T357"><text:s/>27.<text:s/></text:span><text:span text:style-name="T358">Вывести пользователей где created_on равен 2020-10-03 00:00:00, 2021-05-19 00:00:00, 2021-03-26 00:00:00</text:span></text:p>
      <text:p text:style-name="P1"><text:span text:style-name="T359">select</text:span><text:span text:style-name="T360"><text:s/>created_on,<text:s/></text:span><text:span text:style-name="T361">name</text:span><text:span text:style-name="T362"><text:s/></text:span><text:span text:style-name="T363">from</text:span><text:span text:style-name="T364"><text:s/>students<text:s/></text:span><text:span text:style-name="T365"/></text:p>
      <text:p text:style-name="P1"><text:span text:style-name="T366">where</text:span><text:span text:style-name="T367"><text:s/>created_on<text:s/></text:span><text:span text:style-name="T368">in</text:span><text:span text:style-name="T369"><text:s/>(</text:span><text:span text:style-name="T370">'2020-10-03 00:00:00'</text:span><text:span text:style-name="T371">,<text:s/></text:span><text:span text:style-name="T372">'2021-05-19 00:00:00'</text:span><text:span text:style-name="T373">,<text:s/></text:span><text:span text:style-name="T374">'2021-03-26 00:00:00'</text:span><text:span text:style-name="T375">)</text:span><text:span text:style-name="T376"/></text:p>
      <text:p text:style-name="P1"><text:span text:style-name="T376"><text:s/>28.<text:s/></text:span><text:span text:style-name="T377">Вывести минимальный id </text:span></text:p>
      <text:p text:style-name="P1"><text:span text:style-name="T378">select</text:span><text:span text:style-name="T379"><text:s/></text:span><text:span text:style-name="T380">min</text:span><text:span text:style-name="T381"><text:s/>(id)</text:span><text:span text:style-name="T382"/></text:p>
      <text:p text:style-name="P1"><text:span text:style-name="T383">from</text:span><text:span text:style-name="T384"><text:s/>students</text:span><text:span text:style-name="T385"/></text:p>
      <text:p text:style-name="P1"><text:span text:style-name="T385"><text:s/>29.<text:s/></text:span><text:span text:style-name="T386">Вывести максимальный.</text:span></text:p>
      <text:p text:style-name="P1"><text:span text:style-name="T387">select</text:span><text:span text:style-name="T388"><text:s/></text:span><text:span text:style-name="T389">max</text:span><text:span text:style-name="T390"><text:s/>(id)</text:span><text:span text:style-name="T391"/></text:p>
      <text:p text:style-name="P1"><text:span text:style-name="T392">from</text:span><text:span text:style-name="T393"><text:s/>students</text:span><text:span text:style-name="T394"/></text:p>
      <text:p text:style-name="P1"><text:span text:style-name="T394"><text:s/>30.<text:s/></text:span><text:span text:style-name="T395">Вывести количество пользователей</text:span></text:p>
      <text:p text:style-name="P1"><text:span text:style-name="T396">select</text:span><text:span text:style-name="T397"><text:s/></text:span><text:span text:style-name="T398">count</text:span><text:span text:style-name="T399"><text:s/>(</text:span><text:span text:style-name="T400">name</text:span><text:span text:style-name="T401">)</text:span><text:span text:style-name="T402"/></text:p>
      <text:p text:style-name="P1"><text:span text:style-name="T403">from</text:span><text:span text:style-name="T404"><text:s/>students</text:span><text:span text:style-name="T405"/></text:p>
      <text:p text:style-name="P1"><text:span text:style-name="T405"><text:s/>31.<text:s/></text:span><text:span text:style-name="T406">Вывести id пользователя, имя, дату создания пользователя. Отсортировать по порядку возрастания даты добавления пользоватлеля.</text:span></text:p>
      <text:p text:style-name="P1"><text:span text:style-name="T407">select</text:span><text:span text:style-name="T408"><text:s/>id,<text:s/></text:span><text:span text:style-name="T409">name</text:span><text:span text:style-name="T410">, created_on</text:span><text:span text:style-name="T411"/></text:p>
      <text:p text:style-name="P1"><text:span text:style-name="T412">from</text:span><text:span text:style-name="T413"><text:s/>students</text:span><text:span text:style-name="T414"/></text:p>
      <text:p text:style-name="P1"><text:span text:style-name="T415">order</text:span><text:span text:style-name="T416"><text:s/></text:span><text:span text:style-name="T417">by</text:span><text:span text:style-name="T418"><text:s/>created_on<text:s/></text:span><text:span text:style-name="T419">asc</text:span><text:span text:style-name="T420"/></text:p>
      <text:p text:style-name="P1"><text:span text:style-name="T420"><text:s/>32.<text:s/></text:span><text:span text:style-name="T421">Вывести id пользователя, имя, дату создания пользователя. Отсортировать по порядку убывания даты добавления пользоватлеля.</text:span></text:p>
      <text:p text:style-name="P1"><text:span text:style-name="T422">select</text:span><text:span text:style-name="T423"><text:s/>id,<text:s/></text:span><text:span text:style-name="T424">name</text:span><text:span text:style-name="T425">, created_on</text:span><text:span text:style-name="T426"/></text:p>
      <text:p text:style-name="P1"><text:span text:style-name="T427">from</text:span><text:span text:style-name="T428"><text:s/>students</text:span><text:span text:style-name="T429"/></text:p>
      <text:p text:style-name="P1"><text:span text:style-name="T430">order</text:span><text:span text:style-name="T431"><text:s/></text:span><text:span text:style-name="T432">by</text:span><text:span text:style-name="T433"><text:s/>created_on<text:s/></text:span><text:span text:style-name="T434">desc</text:span><text:span text:style-name="T43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